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26.621cm" table:align="left"/>
    </style:style>
    <style:style style:name="Tableau1.A" style:family="table-column">
      <style:table-column-properties style:column-width="4.89cm"/>
    </style:style>
    <style:style style:name="Tableau1.B" style:family="table-column">
      <style:table-column-properties style:column-width="21.731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26.621cm" table:align="left"/>
    </style:style>
    <style:style style:name="Tableau2.A" style:family="table-column">
      <style:table-column-properties style:column-width="4.89cm"/>
    </style:style>
    <style:style style:name="Tableau2.B" style:family="table-column">
      <style:table-column-properties style:column-width="21.731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26.621cm" table:align="left"/>
    </style:style>
    <style:style style:name="Tableau3.A" style:family="table-column">
      <style:table-column-properties style:column-width="6.205cm"/>
    </style:style>
    <style:style style:name="Tableau3.B" style:family="table-column">
      <style:table-column-properties style:column-width="20.415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text-properties fo:font-size="6pt" style:font-size-asian="6pt" style:font-size-complex="6pt"/>
    </style:style>
    <style:style style:name="P4" style:family="paragraph" style:parent-style-name="Table_20_Contents">
      <style:paragraph-properties fo:text-align="start" style:justify-single-word="false"/>
      <style:text-properties fo:font-size="12pt" style:font-size-asian="12pt" style:font-size-complex="12pt"/>
    </style:style>
    <style:style style:name="P5" style:family="paragraph" style:parent-style-name="Table_20_Contents">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Table_20_Contents">
      <style:paragraph-properties fo:text-align="start" style:justify-single-word="false"/>
      <style:text-properties style:font-name="Times New Roman" fo:font-size="11pt" fo:font-style="italic" style:font-name-asian="Times New Roman" style:font-size-asian="11pt" style:font-style-asian="italic" style:font-name-complex="Times New Roman" style:font-size-complex="11pt" style:font-style-complex="italic"/>
    </style:style>
    <style:style style:name="P7" style:family="paragraph" style:parent-style-name="Table_20_Contents">
      <style:paragraph-properties fo:text-align="end" style:justify-single-word="false"/>
      <style:text-properties style:font-name="Times New Roman" fo:font-size="10.5pt" style:font-name-asian="Times New Roman" style:font-size-asian="10.5pt" style:font-name-complex="Times New Roman" style:font-size-complex="10.5pt"/>
    </style:style>
    <style:style style:name="P8" style:family="paragraph" style:parent-style-name="Table_20_Contents">
      <style:paragraph-properties fo:margin-left="8.102cm" fo:margin-right="0.002cm" fo:text-align="start" style:justify-single-word="false" fo:text-indent="-8.036cm" style:auto-text-indent="false">
        <style:tab-stops/>
      </style:paragraph-properties>
      <style:text-properties fo:font-size="12pt" style:font-size-asian="12pt" style:font-size-complex="12pt"/>
    </style:style>
    <style:style style:name="P9" style:family="paragraph" style:parent-style-name="Table_20_Contents">
      <style:paragraph-properties fo:margin-left="3.366cm" fo:margin-right="0.002cm" fo:text-align="start" style:justify-single-word="false" fo:text-indent="-3.397cm" style:auto-text-indent="false">
        <style:tab-stops/>
      </style:paragraph-properties>
      <style:text-properties fo:font-size="12pt" style:font-size-asian="12pt" style:font-size-complex="12pt"/>
    </style:style>
    <style:style style:name="P10" style:family="paragraph" style:parent-style-name="Table_20_Contents">
      <style:paragraph-properties fo:margin-left="3.366cm" fo:margin-right="0.002cm" fo:text-align="start" style:justify-single-word="false" fo:text-indent="-3.332cm" style:auto-text-indent="false">
        <style:tab-stops/>
      </style:paragraph-properties>
      <style:text-properties fo:font-size="12pt" style:font-size-asian="12pt" style:font-size-complex="12pt"/>
    </style:style>
    <style:style style:name="P11" style:family="paragraph" style:parent-style-name="Table_20_Contents">
      <style:paragraph-properties fo:margin-left="3.397cm" fo:margin-right="0.002cm" fo:text-align="start" style:justify-single-word="false" fo:text-indent="-3.364cm" style:auto-text-indent="false">
        <style:tab-stops/>
      </style:paragraph-properties>
      <style:text-properties fo:font-size="12pt" style:font-size-asian="12pt" style:font-size-complex="12pt"/>
    </style:style>
    <style:style style:name="P12" style:family="paragraph" style:parent-style-name="Table_20_Contents">
      <style:paragraph-properties fo:margin-left="3.397cm" fo:margin-right="0.002cm" fo:text-align="start" style:justify-single-word="false" fo:text-indent="-3.364cm" style:auto-text-indent="false">
        <style:tab-stops/>
      </style:paragraph-properties>
      <style:text-properties style:font-name="Times New Roman" fo:font-size="12pt" style:font-name-asian="Times New Roman" style:font-size-asian="12pt" style:font-name-complex="Times New Roman" style:font-size-complex="12pt"/>
    </style:style>
    <style:style style:name="P13" style:family="paragraph" style:parent-style-name="Standard">
      <style:paragraph-properties fo:margin-top="0.101cm" fo:margin-bottom="0cm"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Table_20_Contents">
      <style:paragraph-properties fo:margin-left="0cm" fo:margin-right="0.002cm" fo:text-align="start" style:justify-single-word="false" fo:text-indent="0cm" style:auto-text-indent="false">
        <style:tab-stops/>
      </style:paragraph-properties>
      <style:text-properties fo:font-size="12pt" style:font-size-asian="12pt" style:font-size-complex="12pt"/>
    </style:style>
    <style:style style:name="P15" style:family="paragraph" style:parent-style-name="Table_20_Contents">
      <style:paragraph-properties fo:margin-left="2.974cm" fo:margin-right="0.002cm" fo:text-align="start" style:justify-single-word="false" fo:text-indent="0cm" style:auto-text-indent="false">
        <style:tab-stops/>
      </style:paragraph-properties>
      <style:text-properties style:font-name="Times New Roman" fo:font-size="12pt" style:font-name-asian="Times New Roman" style:font-size-asian="12pt" style:font-name-complex="Times New Roman" style:font-size-complex="12pt"/>
    </style:style>
    <style:style style:name="P16" style:family="paragraph" style:parent-style-name="Table_20_Contents">
      <style:paragraph-properties fo:margin-left="2.974cm" fo:margin-right="0.002cm" fo:text-align="start" style:justify-single-word="false" fo:text-indent="0cm" style:auto-text-indent="false">
        <style:tab-stops/>
      </style:paragraph-properties>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17" style:family="paragraph" style:parent-style-name="Table_20_Contents">
      <style:paragraph-properties fo:margin-left="2.974cm" fo:margin-right="0.002cm" fo:text-align="start" style:justify-single-word="false" fo:text-indent="0cm" style:auto-text-indent="false">
        <style:tab-stops/>
      </style:paragraph-properties>
      <style:text-properties style:font-name="Times New Roman" fo:font-size="12pt" fo:font-style="normal" style:font-name-asian="Times New Roman" style:font-size-asian="12pt" style:font-style-asian="normal" style:font-name-complex="Times New Roman" style:font-size-complex="12pt" style:font-style-complex="normal"/>
    </style:style>
    <style:style style:name="P18" style:family="paragraph" style:parent-style-name="Table_20_Contents">
      <style:paragraph-properties fo:margin-left="4.214cm" fo:margin-right="0.002cm" fo:text-align="start" style:justify-single-word="false" fo:text-indent="-4.214cm" style:auto-text-indent="false">
        <style:tab-stops/>
      </style:paragraph-properties>
      <style:text-properties style:font-name="Times New Roman" fo:font-size="12pt" fo:font-style="normal" style:font-name-asian="Times New Roman" style:font-size-asian="12pt" style:font-style-asian="normal" style:font-name-complex="Times New Roman" style:font-size-complex="12pt" style:font-style-complex="normal"/>
    </style:style>
    <style:style style:name="P19" style:family="paragraph" style:parent-style-name="Text_20_body">
      <style:paragraph-properties fo:margin-top="0cm" fo:margin-bottom="0.101cm"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Text_20_body">
      <style:paragraph-properties fo:margin-top="0cm" fo:margin-bottom="0.199cm" fo:text-align="start" style:justify-single-word="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top="0.199cm" fo:margin-bottom="0cm" fo:text-align="start" style:justify-single-word="false"/>
      <style:text-properties style:text-position="0% 100%" fo:font-size="12pt" fo:font-weight="bold" style:font-size-asian="12pt" style:font-weight-asian="bold" style:font-size-complex="12pt" style:font-weight-complex="bold"/>
    </style:style>
    <style:style style:name="P22" style:family="paragraph" style:parent-style-name="Table_20_Contents">
      <style:paragraph-properties fo:margin-left="2.679cm" fo:margin-right="0.002cm" fo:text-align="start" style:justify-single-word="false" fo:text-indent="-2.646cm" style:auto-text-indent="false">
        <style:tab-stops/>
      </style:paragraph-properties>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per 58%" fo:font-weight="bold" style:font-weight-asian="bold" style:font-weight-complex="bold"/>
    </style:style>
    <style:style style:name="T5" style:family="text">
      <style:text-properties style:text-position="0% 100%"/>
    </style:style>
    <style:style style:name="T6" style:family="text">
      <style:text-properties style:text-position="0% 100%" fo:font-weight="bold" style:font-weight-asian="bold" style:font-weight-complex="bold"/>
    </style:style>
    <style:style style:name="T7" style:family="text">
      <style:text-properties style:font-name="Times New Roman" style:font-name-asian="Times New Roman" style:font-name-complex="Times New Roman"/>
    </style:style>
    <style:style style:name="T8" style:family="text">
      <style:text-properties style:font-name="Times New Roman" fo:font-size="11pt" fo:font-style="italic" style:font-name-asian="Times New Roman" style:font-size-asian="11pt" style:font-style-asian="italic" style:font-name-complex="Times New Roman" style:font-size-complex="11pt" style:font-style-complex="italic"/>
    </style:style>
    <style:style style:name="T9" style:family="text">
      <style:text-properties style:font-name="Times New Roman" fo:font-size="11pt" fo:font-style="normal" style:font-name-asian="Times New Roman" style:font-size-asian="11pt" style:font-style-asian="normal" style:font-name-complex="Times New Roman" style:font-size-complex="11pt" style:font-style-complex="normal"/>
    </style:style>
    <style:style style:name="T10" style:family="text">
      <style:text-properties style:font-name="Times New Roman" fo:font-size="10.5pt" fo:font-style="normal" style:font-name-asian="Times New Roman" style:font-size-asian="10.5pt" style:font-style-asian="normal" style:font-name-complex="Times New Roman" style:font-size-complex="10.5pt" style:font-style-complex="normal"/>
    </style:style>
    <style:style style:name="T11" style:family="text">
      <style:text-properties style:font-name="Times New Roman" fo:font-style="italic" style:font-name-asian="Times New Roman" style:font-style-asian="italic" style:font-name-complex="Times New Roman" style:font-style-complex="italic"/>
    </style:style>
    <style:style style:name="T12" style:family="text">
      <style:text-properties style:font-name="Times New Roman" fo:font-style="normal" style:font-name-asian="Times New Roman" style:font-style-asian="normal" style:font-name-complex="Times New Roman" style:font-style-complex="normal"/>
    </style:style>
    <style:style style:name="T13" style:family="text">
      <style:text-properties fo:font-size="11pt" fo:font-style="italic" style:font-size-asian="11pt" style:font-style-asian="italic" style:font-size-complex="11pt" style:font-style-complex="italic"/>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font-style="italic" style:font-style-asian="italic" style:font-style-complex="italic"/>
    </style:style>
    <style:style style:name="T16" style:family="text">
      <style:text-properties style:text-position="25% 58%"/>
    </style:style>
    <style:style style:name="T17" style:family="text">
      <style:text-properties style:text-position="25% 58%" fo:language="fr" fo:country="FR"/>
    </style:style>
    <style:style style:name="T18" style:family="text">
      <style:text-properties fo:language="fr" fo:country="FR"/>
    </style:style>
    <style:style style:name="T19" style:family="text">
      <style:text-properties fo:language="fr" fo:country="FR"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ylogène dans une démarche d'ensemble collège-lycée <text:span text:style-name="T1">(programmes actuels)</text:span></text:p>
      <text:p text:style-name="P2">Les grandes lignes : </text:p>
      <text:p text:style-name="P2">Une démarche différente au collège et au lycée :</text:p>
      <text:p text:style-name="P20"><text:span text:style-name="T2">Au collège</text:span>, il y a une nette distinction entre ce qui est fait en classe de 6<text:span text:style-name="T16">e</text:span>, 5<text:span text:style-name="T16">e</text:span> et 4<text:span text:style-name="T16">e</text:span> où l’on établit une classification sous forme de groupes emboîtés (exercice méthodologique), en y plaçant des organismes actuels et fossiles, et ce qui est fait en classe de 3<text:span text:style-name="T16">e</text:span> où l’on va découvrir la signification évolutive de la classification (et donc découvrir ce qu’est réellement la classification phylogénétique). </text:p>
      <text:p text:style-name="P19"><text:span text:style-name="T2">Au lycée</text:span>, la notion d'évolution est un point de départ, elle est explicitée pour ses très grandes lignes en 2<text:span text:style-name="T3">de</text:span> (dernière année ?) puis en première L et ES et T<text:span text:style-name="T3">ale</text:span> S dans le cadre de l'hominisation et en T<text:span text:style-name="T3">ale</text:span> S dans le cadre des Vertébrés. En T<text:span text:style-name="T3">ale</text:span> S on distingue explicitement les états des caractères (état primitif et état dérivé) et on justifie (ou construit) les arbres à partir des seuls états dérivés. On aborde aussi les cas problématiques écartés au collège (analogie...).</text:p>
      <text:p text:style-name="P2"><text:span text:style-name="T2">Au collège niveau 6</text:span><text:span text:style-name="T4">e</text:span> (5<text:span text:style-name="T3">e</text:span> et 4<text:span text:style-name="T3">e</text:span>) : (<text:span text:style-name="T7">→ nouveauté dans le logiciel) </text:span></text:p>
      <table:table table:name="Tableau1" table:style-name="Tableau1">
        <table:table-column table:style-name="Tableau1.A"/>
        <table:table-column table:style-name="Tableau1.B"/>
        <table:table-row>
          <table:table-cell table:style-name="Tableau1.A1" office:value-type="string">
            <text:p text:style-name="P2">Activités </text:p>
          </table:table-cell>
          <table:table-cell table:style-name="Tableau1.B1" office:value-type="string">
            <text:p text:style-name="P4">Dans Phylogène</text:p>
          </table:table-cell>
        </table:table-row>
        <table:table-row>
          <table:table-cell table:style-name="Tableau1.A2" office:value-type="string">
            <text:p text:style-name="P2">Observer les espèces</text:p>
          </table:table-cell>
          <table:table-cell table:style-name="Tableau1.B2" office:value-type="string">
            <text:p text:style-name="P4">Activités Observer <text:span text:style-name="T7">→ </text:span><text:span text:style-name="T8">possibilité d'ajouter des documents </text:span><text:span text:style-name="T9">(</text:span><text:span text:style-name="T10">il suffit de les mettre dans le dossier de la collection portant le nom de l'espèce)</text:span></text:p>
            <text:p text:style-name="P7"/>
          </table:table-cell>
        </table:table-row>
        <table:table-row>
          <table:table-cell table:style-name="Tableau1.A2" office:value-type="string">
            <text:p text:style-name="P4">Classer les données et construire un tableau</text:p>
          </table:table-cell>
          <table:table-cell table:style-name="Tableau1.B2" office:value-type="string">
            <text:p text:style-name="P4">Activité <text:s/>Comparer : elle permet de faire la transition avec la construction du tableau</text:p>
            <text:p text:style-name="P8">Activité Construire : construction du tableau <text:span text:style-name="T7">→</text:span> <text:span text:style-name="T13">possibilité d'avoir l'illustration des deux états pour un choix raisonné </text:span><text:span text:style-name="T14">(si ces <text:s text:c="7"/>illustrations ont été codées dans les collections, un bouton apparaît)</text:span></text:p>
            <text:p text:style-name="P5">Activité Classer <text:span text:style-name="T7">→ </text:span><text:span text:style-name="T8">les caractères « présents » sont en couleurs</text:span></text:p>
            <text:p text:style-name="P6"><text:s text:c="29"/>→ on peut déplacer les colonnes pour mettre à gauche les caractères les plus partagés ...</text:p>
            <text:p text:style-name="P6"><text:s text:c="29"/>→ on peut déplacer les lignes pour rendre le tableau plus lisible en rassemblant les espèces qui se ressemblent.</text:p>
          </table:table-cell>
        </table:table-row>
        <table:table-row>
          <table:table-cell table:style-name="Tableau1.A2" office:value-type="string">
            <text:p text:style-name="P4">Représenter les groupes par des boîtes correspondant aux caractères possédés.</text:p>
          </table:table-cell>
          <table:table-cell table:style-name="Tableau1.B2" office:value-type="string">
            <text:p text:style-name="P9">Activité Classer <text:s/><text:span text:style-name="T7">→</text:span> <text:span text:style-name="T15">on peut faire apparaître les boîtes une par une </text:span>(clic droit sur la colonne correspondante) et observer les espèces qu'elle contient par rapport aux données du tableau.</text:p>
          </table:table-cell>
        </table:table-row>
        <table:table-row>
          <table:table-cell table:style-name="Tableau1.A2" office:value-type="string">
            <text:p text:style-name="P4">Classer hiérarchiquement les boîtes </text:p>
          </table:table-cell>
          <table:table-cell table:style-name="Tableau1.B2" office:value-type="string">
            <text:p text:style-name="P10">Activité Classer <text:span text:style-name="T7">→</text:span> <text:span text:style-name="T15">Le déplacement d'une boîte au-dessus d' une autre les fait fusionner si leur contenu est identique ou les emboîte. Si c'est impossible un message l'indique)</text:span></text:p>
          </table:table-cell>
        </table:table-row>
        <table:table-row>
          <table:table-cell table:style-name="Tableau1.A2" office:value-type="string">
            <text:p text:style-name="P4">Nommer les groupes</text:p>
          </table:table-cell>
          <table:table-cell table:style-name="Tableau1.B2" office:value-type="string">
            <text:p text:style-name="P9">Activité Classer <text:span text:style-name="T7">→ Un clic droit sur une boîte permet d'accéder à la dénomination de la boîte (si les noms ont été répertoriés dans la collection)</text:span></text:p>
          </table:table-cell>
        </table:table-row>
        <table:table-row>
          <table:table-cell table:style-name="Tableau1.A2" office:value-type="string">
            <text:p text:style-name="P4">Tester avec de nouvelles espèces ou de nouveaux caractères</text:p>
          </table:table-cell>
          <table:table-cell table:style-name="Tableau1.B2" office:value-type="string">
            <text:p text:style-name="P11">Activité Classer <text:span text:style-name="T7">→ </text:span><text:span text:style-name="T11">Après vérification </text:span><text:span text:style-name="T7">(bouton Vérifier), </text:span><text:span text:style-name="T11">si la collection comporte des taxons à classer, leur liste apparaît<text:line-break/></text:span><text:span text:style-name="T12">Lorsque l'on clique sur un nom, une étiquette apparaît qui peut être déplacée dans une boîte.<text:line-break/>Il reste si tous les caractères de la sous-collection n'ont pas été utilisés, il est possible d'en ajouter (à partir d'un clic droit sur le nom d'un caractère).</text:span></text:p>
          </table:table-cell>
        </table:table-row>
      </table:table>
      <text:p text:style-name="P13"><text:span text:style-name="T2">Collections utilisables en 6</text:span><text:span text:style-name="T4">e</text:span><text:span text:style-name="T2"> :</text:span> Faune jardin-étang, Arthropodes, Vertébrés collège (sous-collection Vertébrés 6<text:span text:style-name="T3">e</text:span>) et Unité du vivant (sous-collection 6<text:span text:style-name="T3">e</text:span>)</text:p>
      <text:p text:style-name="P2">L'utilisation de plusieurs collections (ou de plusieurs extraits de collection) permet de montrer que l'on aboutit à des classifications très proches même pour des milieux différents on montre aussi que la classification par groupements emboîtés peut s'opérer à différentes échelles. <text:s/>(<text:span text:style-name="T7">→ </text:span><text:span text:style-name="T11">le logiciel permet maintenant </text:span><text:span text:style-name="T11">de configurer des sous-collections dont on choisit les taxons , les caractères et les activités autorisées ou lancées automatiquement au départ</text:span><text:span text:style-name="T12">). </text:span></text:p>
      <text:p text:style-name="P2"/>
      <text:p text:style-name="P2"><text:soft-page-break/><text:span text:style-name="T2">Au collège niveau 3</text:span><text:span text:style-name="T4">e</text:span> :</text:p>
      <table:table table:name="Tableau2" table:style-name="Tableau2">
        <table:table-column table:style-name="Tableau2.A"/>
        <table:table-column table:style-name="Tableau2.B"/>
        <table:table-row>
          <table:table-cell table:style-name="Tableau2.A1" office:value-type="string">
            <text:p text:style-name="P2">Activités </text:p>
          </table:table-cell>
          <table:table-cell table:style-name="Tableau2.B1" office:value-type="string">
            <text:p text:style-name="P4">Dans Phylogène</text:p>
          </table:table-cell>
        </table:table-row>
        <table:table-row>
          <table:table-cell table:style-name="Tableau2.A2" office:value-type="string">
            <text:p text:style-name="P4">Représenter les groupes par des boîtes correspondant aux caractères possédés.</text:p>
          </table:table-cell>
          <table:table-cell table:style-name="Tableau2.B2" office:value-type="string">
            <text:p text:style-name="P14">Activité Établir des parentés : Ouvrir le tableau de référence et passer directement à l'activité <text:s/>Établir des parentés</text:p>
            <text:p text:style-name="P15">→ <text:span text:style-name="T15">les illustrations des espèces et des caractères sont accessibles à partir d'un clic droit sur la matrice ou en activant l'icône “tête de cheval”.</text:span></text:p>
            <text:p text:style-name="P16">Organiser les lignes et les colonnes.</text:p>
            <text:p text:style-name="P17">Lorque l'icône correspondante est activée, en cliquant sur les caractères on fait apparaître les boîtes correspondantes qui sont d'emblée emboîtées.</text:p>
          </table:table-cell>
        </table:table-row>
        <table:table-row>
          <table:table-cell table:style-name="Tableau2.A2" office:value-type="string">
            <text:p text:style-name="P4">Tracer un arbre pour comprendre la signification évolutive du classement.</text:p>
          </table:table-cell>
          <table:table-cell table:style-name="Tableau2.B2" office:value-type="string">
            <text:p text:style-name="P11"><text:span text:style-name="T7">Activité Établir des parentés :→ </text:span><text:span text:style-name="T11">Lorsque l'affichage de l'arbre est activé (par défaut), il se trace au fur et à mesure de l'affichage des boîtes.<text:line-break/>Les noeuds représentant les ancêtres sont apparents et un clic de souris fait apparaître <text:s/>leur portrait robot. Le groupe qu'ils forment avec l'ensemble de leurs descendants est mis en évidence et peut être nommé, si on le souhaite. Si des fossiles datés figurent dans la collection, ils permettent de dater approximativement l'apparition des innovations.<text:line-break/>En explorant l'arbre, le concept de descendance avec modification (évolution) se met en place.</text:span></text:p>
          </table:table-cell>
        </table:table-row>
      </table:table>
      <text:p text:style-name="P2"><text:span text:style-name="T2">Collections utilisables en 3</text:span><text:span text:style-name="T4">e </text:span><text:span text:style-name="T6">:</text:span><text:span text:style-name="T5"> Vertébrés collège, Fossiles-collège, origine des Tétrapodes-collège, Primates-collège et Unité du vivant.</text:span></text:p>
      <text:p text:style-name="P21">Au lycée en T<text:span text:style-name="T3">ale </text:span>S</text:p>
      <table:table table:name="Tableau3" table:style-name="Tableau3">
        <table:table-column table:style-name="Tableau3.A"/>
        <table:table-column table:style-name="Tableau3.B"/>
        <table:table-row>
          <table:table-cell table:style-name="Tableau3.A1" office:value-type="string">
            <text:p text:style-name="P2">Activités </text:p>
          </table:table-cell>
          <table:table-cell table:style-name="Tableau3.B1" office:value-type="string">
            <text:p text:style-name="P4">Dans Phylogène</text:p>
          </table:table-cell>
        </table:table-row>
        <table:table-row>
          <table:table-cell table:style-name="Tableau3.A2" office:value-type="string">
            <text:p text:style-name="P4">Choisir des taxons et des caractères pour répondre à une question</text:p>
          </table:table-cell>
          <table:table-cell table:style-name="Tableau3.B2" office:value-type="string">
            <text:p text:style-name="P18">Fonction de Recherche :→ <text:s/>on peut établir une liste de taxons possédant ou non tel ou tel état de caractère. Ce peut être un moyen pour choisir un taxon extragroupe qui permettra de polariser les caractères...</text:p>
          </table:table-cell>
        </table:table-row>
        <table:table-row>
          <table:table-cell table:style-name="Tableau3.A2" office:value-type="string">
            <text:p text:style-name="P4">Polariser et coder les caractères</text:p>
          </table:table-cell>
          <table:table-cell table:style-name="Tableau3.B2" office:value-type="string">
            <text:p text:style-name="P12">Activité Polariser-Coder :→ Après avoir chargé un tableau de référence ou rempli une matrice de caractères, passer à l'activité Polariser.<text:line-break/>Choisir un taxon extragroupe. Marquer comme primitifs les états de caractères correspondant à ceux de l'extragroupe. Colorer les autres cases pour marquer les états dérivés. Une couleur par état différent (choisir de colorer de la même manière les états identiques). Faire vérifier avant de passer à la construction de l'arbre. Classer les colonnes et les lignes.</text:p>
          </table:table-cell>
        </table:table-row>
        <table:table-row>
          <table:table-cell table:style-name="Tableau3.A2" office:value-type="string">
            <text:p text:style-name="P4"><text:span text:style-name="T7">Établir des parentés par la </text:span>Construction d'un arbre </text:p>
          </table:table-cell>
          <table:table-cell table:style-name="Tableau3.B2" office:value-type="string">
            <text:p text:style-name="P22">Activité <text:span text:style-name="T7">Établir des parentés </text:span><text:s/>: Construire progressivement l'arbre en rassemblant les taxons partageant les mêmes caractères dérivés, en partant de la droite du tableau. (possibilité d'affichage de la longueur de l'arbre).</text:p>
          </table:table-cell>
        </table:table-row>
        <table:table-row>
          <table:table-cell table:style-name="Tableau3.A2" office:value-type="string">
            <text:p text:style-name="P4">Annoter l'arbre en situant les innovations</text:p>
          </table:table-cell>
          <table:table-cell table:style-name="Tableau3.B2" office:value-type="string">
            <text:p text:style-name="P11">Activité <text:span text:style-name="T7">Établir des parentés </text:span><text:s/>: <text:span text:style-name="T7">→ </text:span><text:span text:style-name="T11">En cliquant sur les noeuds représentant les ancêtres on fait afficher, comme en 3e le portrait-robot de l'ancêtre concerné. Si l'arbre n'est pas logique avec les données (« ancêtre » ne correspondant pas à une innovation) le logiciel le signale, ce qui permet ensuite de corriger l'arbre. Les annotations peuvent être faites à la main sur une impression de l'arbre.</text:span></text:p>
          </table:table-cell>
        </table:table-row>
        <table:table-row>
          <table:table-cell table:style-name="Tableau3.A2" office:value-type="string">
            <text:p text:style-name="P4">Confronter les données moléculaires et anatomiques</text:p>
          </table:table-cell>
          <table:table-cell table:style-name="Tableau3.B2" office:value-type="string">
            <text:p text:style-name="P11">Activité molécules : Les arbres obtenus avec les données moléculaires confirment en général ceux que l'on obtient par la méthode cladistique à partir des données anatomiques.</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fr" fo:country="FR"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xt_20_body" style:display-name="Text body" style:family="paragraph" style:parent-style-name="Standard" style:class="text">
      <style:paragraph-properties fo:margin-top="0cm" fo:margin-bottom="0.499cm"/>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8-11-13T07:38:32</meta:creation-date>
    <dc:date>2010-06-24T10:22:36.85</dc:date>
    <dc:language>en-US</dc:language>
    <meta:editing-cycles>32</meta:editing-cycles>
    <meta:editing-duration>PT08H53M21S</meta:editing-duration>
    <meta:document-statistic meta:table-count="3" meta:image-count="0" meta:object-count="0" meta:page-count="2" meta:paragraph-count="50" meta:word-count="1054" meta:character-count="6807"/>
    <meta:user-defined meta:name="Info 1"/>
    <meta:user-defined meta:name="Info 2"/>
    <meta:user-defined meta:name="Info 3"/>
    <meta:user-defined meta:name="Info 4"/>
  </office:meta>
</office:document-meta>
</file>